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25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6.454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286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688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7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cm"/>
      <style:text-properties fo:color="#ff3333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dotted #000000" fo:border-top="non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ff3333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ff3333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cm"/>
      <style:text-properties fo:color="#dddddd"/>
    </style:style>
    <style:style style:name="ce26" style:family="table-cell" style:parent-style-name="Default" style:data-style-name="N3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cm"/>
      <style:text-properties fo:color="#ddddd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cm"/>
    </style:style>
    <style:style style:name="ce32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none" fo:border-top="none"/>
      <style:paragraph-properties fo:text-align="start" fo:margin-left="0cm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  <style:text-properties fo:color="#ff3333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start" fo:margin-left="0cm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end" fo:margin-left="0cm"/>
    </style:style>
    <style:style style:name="ce3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cm"/>
      <style:text-properties fo:color="#eeeeee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end" fo:margin-left="0cm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eeeeee"/>
    </style:style>
    <style:style style:name="ce4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7" style:family="table-cell" style:parent-style-name="Default">
      <style:table-cell-properties fo:background-color="#b2b2b2"/>
    </style:style>
    <style:style style:name="ce48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51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5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56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58" style:family="table-cell" style:parent-style-name="Default">
      <style:table-cell-properties fo:background-color="#cccccc" fo:border="0.06pt solid #000000"/>
    </style:style>
    <style:style style:name="ce59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60" style:family="table-cell" style:parent-style-name="Default" style:data-style-name="N3">
      <style:table-cell-properties fo:border-bottom="0.06pt solid #000000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0.06pt solid #000000"/>
      <style:paragraph-properties fo:text-align="end" fo:margin-left="0cm"/>
      <style:text-properties fo:color="#000000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cm"/>
      <style:text-properties fo:color="#000000"/>
    </style:style>
    <style:style style:name="ce64" style:family="table-cell" style:parent-style-name="Default" style:data-style-name="N3">
      <style:table-cell-properties fo:border-bottom="none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65" style:family="table-cell" style:parent-style-name="Default" style:data-style-name="N3">
      <style:table-cell-properties fo:border-bottom="0.06pt solid #000000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0.06pt solid #000000"/>
      <style:paragraph-properties fo:text-align="end" fo:margin-left="0cm"/>
      <style:text-properties fo:color="#000000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cm"/>
      <style:text-properties fo:color="#000000"/>
    </style:style>
    <style:style style:name="ce69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70" style:family="table-cell" style:parent-style-name="Default" style:data-style-name="N3">
      <style:table-cell-properties fo:background-color="#ffffff" fo:border="none"/>
      <style:text-properties style:font-name="Liberation Sans" style:font-name-asian="Droid Sans Fallback" style:font-name-complex="FreeSans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0.06pt solid #000000"/>
      <style:paragraph-properties fo:text-align="end" fo:margin-left="0cm"/>
      <style:text-properties fo:color="#000000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solid #000000" fo:border-top="none"/>
      <style:paragraph-properties fo:text-align="end" fo:margin-left="0cm"/>
      <style:text-properties fo:color="#000000"/>
    </style:style>
    <style:style style:name="ce7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cm"/>
      <style:text-properties fo:color="#000000"/>
    </style:style>
    <style:style style:name="T1" style:family="text">
      <style:text-properties style:text-position="super"/>
    </style:style>
  </office:automatic-styles>
  <office:body>
    <office:spreadsheet>
      <table:table table:name="Poc 006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– POC006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1s (11 min 17 s)</text:p>
          </table:table-cell>
          <table:table-cell table:style-name="ce16" office:value-type="string" calcext:value-type="string">
            <text:p>+36 s</text:p>
          </table:table-cell>
          <table:table-cell table:style-name="ce22" office:value-type="string" calcext:value-type="string">
            <text:p>747 s</text:p>
          </table:table-cell>
          <table:table-cell table:style-name="ce22" office:value-type="string" calcext:value-type="string">
            <text:p>2,087 s</text:p>
          </table:table-cell>
          <table:table-cell table:style-name="ce22" office:value-type="string" calcext:value-type="string">
            <text:p>210,161 s</text:p>
          </table:table-cell>
          <table:table-cell table:style-name="ce22" office:value-type="string" calcext:value-type="string">
            <text:p>5,043 s</text:p>
          </table:table-cell>
          <table:table-cell table:style-name="ce22" office:value-type="string" calcext:value-type="string">
            <text:p>0,265 s</text:p>
          </table:table-cell>
          <table:table-cell table:style-name="ce22" office:value-type="string" calcext:value-type="string">
            <text:p>21,468 s</text:p>
          </table:table-cell>
          <table:table-cell table:style-name="ce33" office:value-type="string" calcext:value-type="string">
            <text:p>6,029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42s (11 min 45 s)</text:p>
          </table:table-cell>
          <table:table-cell table:style-name="ce16" office:value-type="string" calcext:value-type="string">
            <text:p>+31 s</text:p>
          </table:table-cell>
          <table:table-cell table:style-name="ce22" office:value-type="string" calcext:value-type="string">
            <text:p>773 s</text:p>
          </table:table-cell>
          <table:table-cell table:style-name="ce22" office:value-type="string" calcext:value-type="string">
            <text:p>4,227 s</text:p>
          </table:table-cell>
          <table:table-cell table:style-name="ce22" office:value-type="string" calcext:value-type="string">
            <text:p>498,088 s</text:p>
          </table:table-cell>
          <table:table-cell table:style-name="ce22" office:value-type="string" calcext:value-type="string">
            <text:p>10,616 s</text:p>
          </table:table-cell>
          <table:table-cell table:style-name="ce22" office:value-type="string" calcext:value-type="string">
            <text:p>0,389 s</text:p>
          </table:table-cell>
          <table:table-cell table:style-name="ce22" office:value-type="string" calcext:value-type="string">
            <text:p>41,008 s</text:p>
          </table:table-cell>
          <table:table-cell table:style-name="ce33" office:value-type="string" calcext:value-type="string">
            <text:p>12,366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3s (11 min 08 s)</text:p>
          </table:table-cell>
          <table:table-cell table:style-name="ce16" office:value-type="string" calcext:value-type="string">
            <text:p>+35 s</text:p>
          </table:table-cell>
          <table:table-cell table:style-name="ce22" office:value-type="string" calcext:value-type="string">
            <text:p>748 s</text:p>
          </table:table-cell>
          <table:table-cell table:style-name="ce22" office:value-type="string" calcext:value-type="string">
            <text:p>6,012 s</text:p>
          </table:table-cell>
          <table:table-cell table:style-name="ce22" office:value-type="string" calcext:value-type="string">
            <text:p>806,312 s</text:p>
          </table:table-cell>
          <table:table-cell table:style-name="ce22" office:value-type="string" calcext:value-type="string">
            <text:p>15,528 s</text:p>
          </table:table-cell>
          <table:table-cell table:style-name="ce22" office:value-type="string" calcext:value-type="string">
            <text:p>0,577 s</text:p>
          </table:table-cell>
          <table:table-cell table:style-name="ce22" office:value-type="string" calcext:value-type="string">
            <text:p>373,498 s</text:p>
          </table:table-cell>
          <table:table-cell table:style-name="ce33" office:value-type="string" calcext:value-type="string">
            <text:p>18,396 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office:value-type="string" calcext:value-type="string">
            <text:p>5 340 MB</text:p>
          </table:table-cell>
          <table:table-cell office:value-type="string" calcext:value-type="string">
            <text:p>3 203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1s (11 min 04 s)</text:p>
          </table:table-cell>
          <table:table-cell table:style-name="ce16" office:value-type="string" calcext:value-type="string">
            <text:p>+33 s</text:p>
          </table:table-cell>
          <table:table-cell table:style-name="ce22" office:value-type="string" calcext:value-type="string">
            <text:p>744 s</text:p>
          </table:table-cell>
          <table:table-cell table:style-name="ce22" office:value-type="string" calcext:value-type="string">
            <text:p>7, 835 s</text:p>
          </table:table-cell>
          <table:table-cell table:style-name="ce22" office:value-type="string" calcext:value-type="string">
            <text:p>1 133,354 s</text:p>
          </table:table-cell>
          <table:table-cell table:style-name="ce22" office:value-type="string" calcext:value-type="string">
            <text:p>20,284 s</text:p>
          </table:table-cell>
          <table:table-cell table:style-name="ce22" office:value-type="string" calcext:value-type="string">
            <text:p>0,723 s</text:p>
          </table:table-cell>
          <table:table-cell table:style-name="ce22" office:value-type="string" calcext:value-type="string">
            <text:p>511,548 s</text:p>
          </table:table-cell>
          <table:table-cell table:style-name="ce33" office:value-type="string" calcext:value-type="string">
            <text:p>24,178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office:value-type="string" calcext:value-type="string">
            <text:p>7 017 MB</text:p>
          </table:table-cell>
          <table:table-cell office:value-type="string" calcext:value-type="string">
            <text:p>4 23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5s (11 min 21 s)</text:p>
          </table:table-cell>
          <table:table-cell table:style-name="ce16" office:value-type="string" calcext:value-type="string">
            <text:p>+67 s</text:p>
          </table:table-cell>
          <table:table-cell table:style-name="ce22" office:value-type="string" calcext:value-type="string">
            <text:p>782 s</text:p>
          </table:table-cell>
          <table:table-cell table:style-name="ce22" office:value-type="string" calcext:value-type="string">
            <text:p>45,599 s</text:p>
          </table:table-cell>
          <table:table-cell table:style-name="ce22" office:value-type="string" calcext:value-type="string">
            <text:p>1 494,771 s</text:p>
          </table:table-cell>
          <table:table-cell table:style-name="ce22" office:value-type="string" calcext:value-type="string">
            <text:p>25,669 s</text:p>
          </table:table-cell>
          <table:table-cell table:style-name="ce22" office:value-type="string" calcext:value-type="string">
            <text:p>2,268 s</text:p>
          </table:table-cell>
          <table:table-cell table:style-name="ce22" office:value-type="string" calcext:value-type="string">
            <text:p>641,110 s</text:p>
          </table:table-cell>
          <table:table-cell table:style-name="ce33" office:value-type="string" calcext:value-type="string">
            <text:p>30,162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office:value-type="string" calcext:value-type="string">
            <text:p>8 745 MB</text:p>
          </table:table-cell>
          <table:table-cell office:value-type="string" calcext:value-type="string">
            <text:p>5 27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c 007" table:style-name="ta1"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+ SampleVariant</text:p>
            <text:p>(PK on chr, pos, ref, alt)</text:p>
            <text:p>POC007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 office:value-type="string" calcext:value-type="string">
            <text:p>problème dû au inner join</text:p>
          </table:table-cell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60s (12 min 06 s)</text:p>
          </table:table-cell>
          <table:table-cell table:style-name="ce16" office:value-type="string" calcext:value-type="string">
            <text:p>+ 38s</text:p>
          </table:table-cell>
          <table:table-cell table:style-name="ce22" office:value-type="string" calcext:value-type="string">
            <text:p>798 s</text:p>
          </table:table-cell>
          <table:table-cell table:style-name="ce22" office:value-type="string" calcext:value-type="string">
            <text:p>1,983 s</text:p>
          </table:table-cell>
          <table:table-cell table:style-name="ce22" office:value-type="string" calcext:value-type="string">
            <text:p>0,538 s</text:p>
          </table:table-cell>
          <table:table-cell table:style-name="ce22" office:value-type="string" calcext:value-type="string">
            <text:p>3,917 s</text:p>
          </table:table-cell>
          <table:table-cell table:style-name="ce22" office:value-type="string" calcext:value-type="string">
            <text:p>0,170 s</text:p>
          </table:table-cell>
          <table:table-cell table:style-name="ce22" office:value-type="string" calcext:value-type="string">
            <text:p>101,356 s</text:p>
          </table:table-cell>
          <table:table-cell table:style-name="ce33" office:value-type="string" calcext:value-type="string">
            <text:p>100,944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13s (12 min 52 s)</text:p>
          </table:table-cell>
          <table:table-cell table:style-name="ce16" office:value-type="string" calcext:value-type="string">
            <text:p><text:s/>+ 40s</text:p>
          </table:table-cell>
          <table:table-cell table:style-name="ce22" office:value-type="string" calcext:value-type="string">
            <text:p>853 s</text:p>
          </table:table-cell>
          <table:table-cell table:style-name="ce22" office:value-type="string" calcext:value-type="string">
            <text:p>4,259 s</text:p>
          </table:table-cell>
          <table:table-cell table:style-name="ce22" office:value-type="string" calcext:value-type="string">
            <text:p>0,832 s</text:p>
          </table:table-cell>
          <table:table-cell table:style-name="ce22" office:value-type="string" calcext:value-type="string">
            <text:p>8,131 s</text:p>
          </table:table-cell>
          <table:table-cell table:style-name="ce22" office:value-type="string" calcext:value-type="string">
            <text:p>0,154 s</text:p>
          </table:table-cell>
          <table:table-cell table:style-name="ce22" office:value-type="string" calcext:value-type="string">
            <text:p>225,010 s</text:p>
          </table:table-cell>
          <table:table-cell table:style-name="ce33" office:value-type="string" calcext:value-type="string">
            <text:p>225,483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formula="of:=862+4782" office:value-type="float" office:value="5644" calcext:value-type="float">
            <text:p>5644</text:p>
          </table:table-cell>
          <table:table-cell table:formula="of:=418+1854" office:value-type="float" office:value="2272" calcext:value-type="float">
            <text:p>22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39s (11 min 44 s)</text:p>
          </table:table-cell>
          <table:table-cell table:style-name="ce16" office:value-type="string" calcext:value-type="string">
            <text:p>+ 38s</text:p>
          </table:table-cell>
          <table:table-cell table:style-name="ce22" office:value-type="string" calcext:value-type="string">
            <text:p>777 s</text:p>
          </table:table-cell>
          <table:table-cell table:style-name="ce22" office:value-type="string" calcext:value-type="string">
            <text:p>5,993 s</text:p>
          </table:table-cell>
          <table:table-cell table:style-name="ce22" office:value-type="string" calcext:value-type="string">
            <text:p>0,989 s</text:p>
          </table:table-cell>
          <table:table-cell table:style-name="ce22" office:value-type="string" calcext:value-type="string">
            <text:p>12,031 s</text:p>
          </table:table-cell>
          <table:table-cell table:style-name="ce22" office:value-type="string" calcext:value-type="string">
            <text:p>0,323 s</text:p>
          </table:table-cell>
          <table:table-cell table:style-name="ce22" office:value-type="string" calcext:value-type="string">
            <text:p>327,429 s</text:p>
          </table:table-cell>
          <table:table-cell table:style-name="ce33" office:value-type="string" calcext:value-type="string">
            <text:p>341,332 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table:formula="of:=977+7099" office:value-type="float" office:value="8076" calcext:value-type="float">
            <text:p>8076</text:p>
          </table:table-cell>
          <table:table-cell table:formula="of:=499+2751" office:value-type="float" office:value="3250" calcext:value-type="float">
            <text:p>325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/>
          <table:table-cell table:style-name="ce16"/>
          <table:table-cell table:style-name="ce22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table:number-columns-repeated="2"/>
          <table:table-cell table:style-name="ce27"/>
          <table:table-cell table:style-name="ce26"/>
          <table:table-cell table:style-name="ce27"/>
          <table:table-cell table:style-name="ce3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/>
          <table:table-cell table:style-name="ce16"/>
          <table:table-cell table:style-name="ce22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table:number-columns-repeated="2"/>
          <table:table-cell table:style-name="ce27"/>
          <table:table-cell table:style-name="ce26"/>
          <table:table-cell table:style-name="ce27"/>
          <table:table-cell table:style-name="ce34"/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mes" table:style-name="ta1">
        <table:table-column table:style-name="co3" table:number-columns-repeated="2" table:default-cell-style-name="ce49"/>
        <table:table-column table:style-name="co8" table:number-columns-repeated="2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3" table:number-columns-repeated="1012" table:default-cell-style-name="ce4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ccessive massive import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4" table:number-rows-spanned="1">
            <text:p>Poc 006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7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8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747" calcext:value-type="float">
            <text:p>747</text:p>
          </table:table-cell>
          <table:table-cell table:style-name="ce64" office:value-type="float" office:value="747" calcext:value-type="float">
            <text:p>747</text:p>
          </table:table-cell>
          <table:table-cell table:style-name="ce64" office:value-type="float" office:value="2735" calcext:value-type="float">
            <text:p>2 735</text:p>
          </table:table-cell>
          <table:table-cell table:style-name="ce64" office:value-type="float" office:value="20676686" calcext:value-type="float">
            <text:p>20 676 686</text:p>
          </table:table-cell>
          <table:table-cell table:style-name="ce70"/>
          <table:table-cell table:style-name="ce74"/>
          <table:table-cell table:number-columns-repeated="2" table:style-name="ce64" office:value-type="float" office:value="798" calcext:value-type="float">
            <text:p>798</text:p>
          </table:table-cell>
          <table:table-cell table:style-name="ce64"/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2"/>
          <table:table-cell table:style-name="ce59"/>
          <table:table-cell table:style-name="ce64" table:number-columns-repeated="3"/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773" calcext:value-type="float">
            <text:p>773</text:p>
          </table:table-cell>
          <table:table-cell table:style-name="ce64" table:formula="of:=[.D5]+[.C6]" office:value-type="float" office:value="1520" calcext:value-type="float">
            <text:p>1 520</text:p>
          </table:table-cell>
          <table:table-cell table:style-name="ce64" office:value-type="float" office:value="5665" calcext:value-type="float">
            <text:p>5 665</text:p>
          </table:table-cell>
          <table:table-cell table:style-name="ce64" office:value-type="float" office:value="42710407" calcext:value-type="float">
            <text:p>42 710 407</text:p>
          </table:table-cell>
          <table:table-cell table:style-name="ce70"/>
          <table:table-cell table:style-name="ce74"/>
          <table:table-cell table:style-name="ce64" office:value-type="float" office:value="853" calcext:value-type="float">
            <text:p>853</text:p>
          </table:table-cell>
          <table:table-cell table:style-name="ce64" table:formula="of:=[.J5]+[.I6]" office:value-type="float" office:value="1651" calcext:value-type="float">
            <text:p>1 651</text:p>
          </table:table-cell>
          <table:table-cell table:style-name="ce64" table:formula="of:=5644+2272" office:value-type="float" office:value="7916" calcext:value-type="float">
            <text:p>7 916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2"/>
          <table:table-cell table:style-name="ce59"/>
          <table:table-cell table:style-name="ce64" table:number-columns-repeated="3"/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748" calcext:value-type="float">
            <text:p>748</text:p>
          </table:table-cell>
          <table:table-cell table:style-name="ce64" table:formula="of:=[.D6]+[.C7]" office:value-type="float" office:value="2268" calcext:value-type="float">
            <text:p>2 268</text:p>
          </table:table-cell>
          <table:table-cell table:style-name="ce64" office:value-type="float" office:value="8542" calcext:value-type="float">
            <text:p>8 542</text:p>
          </table:table-cell>
          <table:table-cell table:style-name="ce64" office:value-type="float" office:value="63369679" calcext:value-type="float">
            <text:p>63 369 679</text:p>
          </table:table-cell>
          <table:table-cell table:style-name="ce70"/>
          <table:table-cell table:style-name="ce74"/>
          <table:table-cell table:style-name="ce64" office:value-type="float" office:value="777" calcext:value-type="float">
            <text:p>777</text:p>
          </table:table-cell>
          <table:table-cell table:style-name="ce64" table:formula="of:=[.J6]+[.I7]" office:value-type="float" office:value="2428" calcext:value-type="float">
            <text:p>2 428</text:p>
          </table:table-cell>
          <table:table-cell table:style-name="ce64" table:formula="of:=8076+3250" office:value-type="float" office:value="11326" calcext:value-type="float">
            <text:p>11 326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number-columns-repeated="2"/>
          <table:table-cell table:style-name="ce59"/>
          <table:table-cell table:style-name="ce64" table:number-columns-repeated="3"/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744" calcext:value-type="float">
            <text:p>744</text:p>
          </table:table-cell>
          <table:table-cell table:style-name="ce64" table:formula="of:=[.D7]+[.C8]" office:value-type="float" office:value="3012" calcext:value-type="float">
            <text:p>3 012</text:p>
          </table:table-cell>
          <table:table-cell table:style-name="ce64" office:value-type="float" office:value="11256" calcext:value-type="float">
            <text:p>11 256</text:p>
          </table:table-cell>
          <table:table-cell table:style-name="ce64" office:value-type="float" office:value="83871824" calcext:value-type="float">
            <text:p>83 871 824</text:p>
          </table:table-cell>
          <table:table-cell table:style-name="ce70"/>
          <table:table-cell table:style-name="ce74"/>
          <table:table-cell table:style-name="ce64" table:number-columns-repeated="4"/>
          <table:table-cell table:number-columns-repeated="2"/>
          <table:table-cell table:style-name="ce59"/>
          <table:table-cell table:style-name="ce64" table:number-columns-repeated="3"/>
          <table:table-cell table:number-columns-repeated="100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782" calcext:value-type="float">
            <text:p>782</text:p>
          </table:table-cell>
          <table:table-cell table:style-name="ce65" table:formula="of:=[.D8]+[.C9]" office:value-type="float" office:value="3794" calcext:value-type="float">
            <text:p>3 794</text:p>
          </table:table-cell>
          <table:table-cell table:style-name="ce65" office:value-type="float" office:value="14024" calcext:value-type="float">
            <text:p>14 024</text:p>
          </table:table-cell>
          <table:table-cell table:style-name="ce65" office:value-type="float" office:value="104450307" calcext:value-type="float">
            <text:p>104 450 307</text:p>
          </table:table-cell>
          <table:table-cell table:style-name="ce70"/>
          <table:table-cell table:style-name="ce74"/>
          <table:table-cell table:style-name="ce65" table:number-columns-repeated="4"/>
          <table:table-cell table:number-columns-repeated="2"/>
          <table:table-cell table:style-name="ce60"/>
          <table:table-cell table:style-name="ce65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quest execution time according to DB siz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5" table:number-rows-spanned="1">
            <text:p>Poc 006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7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8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 table:number-columns-repeated="1005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61" office:value-type="float" office:value="210.161" calcext:value-type="float">
            <text:p>210,161</text:p>
          </table:table-cell>
          <table:table-cell table:style-name="ce66" office:value-type="float" office:value="5.043" calcext:value-type="float">
            <text:p>5,043</text:p>
          </table:table-cell>
          <table:table-cell table:style-name="ce66" office:value-type="float" office:value="0.265" calcext:value-type="float">
            <text:p>0,265</text:p>
          </table:table-cell>
          <table:table-cell table:style-name="ce66" office:value-type="float" office:value="21.468" calcext:value-type="float">
            <text:p>21,468</text:p>
          </table:table-cell>
          <table:table-cell table:style-name="ce71" office:value-type="float" office:value="6.029" calcext:value-type="float">
            <text:p>6,029</text:p>
          </table:table-cell>
          <table:table-cell table:style-name="ce33"/>
          <table:table-cell table:style-name="ce67" office:value-type="float" office:value="0.538" calcext:value-type="float">
            <text:p>0,538</text:p>
          </table:table-cell>
          <table:table-cell table:style-name="ce67" office:value-type="float" office:value="3.917" calcext:value-type="float">
            <text:p>3,917</text:p>
          </table:table-cell>
          <table:table-cell table:style-name="ce67" office:value-type="float" office:value="0.17" calcext:value-type="float">
            <text:p>0,17</text:p>
          </table:table-cell>
          <table:table-cell table:style-name="ce67" office:value-type="float" office:value="101.356" calcext:value-type="float">
            <text:p>101,356</text:p>
          </table:table-cell>
          <table:table-cell table:style-name="ce75" office:value-type="float" office:value="100.944" calcext:value-type="float">
            <text:p>100,944</text:p>
          </table:table-cell>
          <table:table-cell table:style-name="ce33"/>
          <table:table-cell table:style-name="ce67" table:number-columns-repeated="5"/>
          <table:table-cell table:style-name="ce33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62" office:value-type="float" office:value="498.088" calcext:value-type="float">
            <text:p>498,088</text:p>
          </table:table-cell>
          <table:table-cell table:style-name="ce67" office:value-type="float" office:value="10.616" calcext:value-type="float">
            <text:p>10,616</text:p>
          </table:table-cell>
          <table:table-cell table:style-name="ce67" office:value-type="float" office:value="0.389" calcext:value-type="float">
            <text:p>0,389</text:p>
          </table:table-cell>
          <table:table-cell table:style-name="ce67" office:value-type="float" office:value="41.008" calcext:value-type="float">
            <text:p>41,008</text:p>
          </table:table-cell>
          <table:table-cell table:style-name="ce72" office:value-type="float" office:value="12.366" calcext:value-type="float">
            <text:p>12,366</text:p>
          </table:table-cell>
          <table:table-cell table:style-name="ce64"/>
          <table:table-cell table:style-name="ce67" office:value-type="float" office:value="0.832" calcext:value-type="float">
            <text:p>0,832</text:p>
          </table:table-cell>
          <table:table-cell table:style-name="ce67" office:value-type="float" office:value="8.131" calcext:value-type="float">
            <text:p>8,131</text:p>
          </table:table-cell>
          <table:table-cell table:style-name="ce67" office:value-type="float" office:value="0.154" calcext:value-type="float">
            <text:p>0,154</text:p>
          </table:table-cell>
          <table:table-cell table:style-name="ce67" office:value-type="float" office:value="225.01" calcext:value-type="float">
            <text:p>225,01</text:p>
          </table:table-cell>
          <table:table-cell table:style-name="ce72" office:value-type="float" office:value="225.483" calcext:value-type="float">
            <text:p>225,483</text:p>
          </table:table-cell>
          <table:table-cell table:style-name="ce64"/>
          <table:table-cell table:style-name="ce59"/>
          <table:table-cell table:style-name="ce64" table:number-columns-repeated="4"/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62" office:value-type="float" office:value="806.312" calcext:value-type="float">
            <text:p>806,312</text:p>
          </table:table-cell>
          <table:table-cell table:style-name="ce67" office:value-type="float" office:value="15.528" calcext:value-type="float">
            <text:p>15,528</text:p>
          </table:table-cell>
          <table:table-cell table:style-name="ce67" office:value-type="float" office:value="0.577" calcext:value-type="float">
            <text:p>0,577</text:p>
          </table:table-cell>
          <table:table-cell table:style-name="ce67" office:value-type="float" office:value="373.498" calcext:value-type="float">
            <text:p>373,498</text:p>
          </table:table-cell>
          <table:table-cell table:style-name="ce72" office:value-type="float" office:value="18.396" calcext:value-type="float">
            <text:p>18,396</text:p>
          </table:table-cell>
          <table:table-cell table:style-name="ce64"/>
          <table:table-cell table:style-name="ce67" office:value-type="float" office:value="0.989" calcext:value-type="float">
            <text:p>0,989</text:p>
          </table:table-cell>
          <table:table-cell table:style-name="ce67" office:value-type="float" office:value="12.031" calcext:value-type="float">
            <text:p>12,031</text:p>
          </table:table-cell>
          <table:table-cell table:style-name="ce67" office:value-type="float" office:value="0.323" calcext:value-type="float">
            <text:p>0,323</text:p>
          </table:table-cell>
          <table:table-cell table:style-name="ce67" office:value-type="float" office:value="327.429" calcext:value-type="float">
            <text:p>327,429</text:p>
          </table:table-cell>
          <table:table-cell table:style-name="ce72" office:value-type="float" office:value="341.332" calcext:value-type="float">
            <text:p>341,332</text:p>
          </table:table-cell>
          <table:table-cell table:style-name="ce64"/>
          <table:table-cell table:style-name="ce59"/>
          <table:table-cell table:style-name="ce64" table:number-columns-repeated="4"/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62" office:value-type="float" office:value="1133.354" calcext:value-type="float">
            <text:p>1133,354</text:p>
          </table:table-cell>
          <table:table-cell table:style-name="ce67" office:value-type="float" office:value="20.284" calcext:value-type="float">
            <text:p>20,284</text:p>
          </table:table-cell>
          <table:table-cell table:style-name="ce67" office:value-type="float" office:value="0.723" calcext:value-type="float">
            <text:p>0,723</text:p>
          </table:table-cell>
          <table:table-cell table:style-name="ce67" office:value-type="float" office:value="511.548" calcext:value-type="float">
            <text:p>511,548</text:p>
          </table:table-cell>
          <table:table-cell table:style-name="ce72" office:value-type="float" office:value="24.178" calcext:value-type="float">
            <text:p>24,178</text:p>
          </table:table-cell>
          <table:table-cell table:style-name="ce64"/>
          <table:table-cell table:style-name="ce59"/>
          <table:table-cell table:style-name="ce64" table:number-columns-repeated="5"/>
          <table:table-cell table:style-name="ce59"/>
          <table:table-cell table:style-name="ce64" table:number-columns-repeated="4"/>
          <table:table-cell table:style-name="ce70"/>
          <table:table-cell table:number-columns-repeated="1004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63" office:value-type="float" office:value="1494.771" calcext:value-type="float">
            <text:p>1494,771</text:p>
          </table:table-cell>
          <table:table-cell table:style-name="ce68" office:value-type="float" office:value="25.669" calcext:value-type="float">
            <text:p>25,669</text:p>
          </table:table-cell>
          <table:table-cell table:style-name="ce68" office:value-type="float" office:value="2.268" calcext:value-type="float">
            <text:p>2,268</text:p>
          </table:table-cell>
          <table:table-cell table:style-name="ce68" office:value-type="float" office:value="641.11" calcext:value-type="float">
            <text:p>641,11</text:p>
          </table:table-cell>
          <table:table-cell table:style-name="ce73" office:value-type="float" office:value="30.162" calcext:value-type="float">
            <text:p>30,162</text:p>
          </table:table-cell>
          <table:table-cell table:style-name="ce64"/>
          <table:table-cell table:style-name="ce60"/>
          <table:table-cell table:style-name="ce65" table:number-columns-repeated="4"/>
          <table:table-cell table:style-name="ce64"/>
          <table:table-cell table:style-name="ce60"/>
          <table:table-cell table:style-name="ce65" table:number-columns-repeated="4"/>
          <table:table-cell table:style-name="ce70"/>
          <table:table-cell table:number-columns-repeated="100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4:32:11.310363932</meta:creation-date>
    <dc:date>2016-07-19T18:58:40.525945253</dc:date>
    <meta:editing-duration>PT3H39M22S</meta:editing-duration>
    <meta:editing-cycles>12</meta:editing-cycles>
    <meta:generator>LibreOffice/4.2.8.2$Linux_X86_64 LibreOffice_project/420m0$Build-2</meta:generator>
    <meta:document-statistic meta:table-count="3" meta:cell-count="318" meta:object-count="0"/>
  </office:meta>
</office:document-meta>
</file>